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list-style-name="L1">
      <style:text-properties style:font-name="Arial" fo:font-size="11pt" style:font-size-asian="11pt" style:font-size-complex="11pt"/>
    </style:style>
    <style:style style:name="P3" style:family="paragraph" style:parent-style-name="Text_20_body" style:list-style-name="L2">
      <style:text-properties style:font-name="Arial"/>
    </style:style>
    <style:style style:name="P4" style:family="paragraph" style:parent-style-name="Text_20_body">
      <style:text-properties style:font-name="Arial" fo:font-style="italic" style:font-style-asian="italic" style:font-style-complex="italic"/>
    </style:style>
    <style:style style:name="P5" style:family="paragraph" style:parent-style-name="Text_20_body">
      <style:text-properties style:font-name="Arial" fo:font-style="normal" style:font-style-asian="normal" style:font-style-complex="normal"/>
    </style:style>
    <style:style style:name="P6" style:family="paragraph" style:parent-style-name="Text_20_body" style:list-style-name="L4">
      <style:text-properties style:font-name="Arial" fo:font-style="normal" style:font-style-asian="normal" style:font-style-complex="normal"/>
    </style:style>
    <style:style style:name="P7" style:family="paragraph" style:parent-style-name="Text_20_body" style:list-style-name="L5">
      <style:text-properties style:font-name="Arial"/>
    </style:style>
    <style:style style:name="P8" style:family="paragraph" style:parent-style-name="Text_20_body" style:list-style-name="L6">
      <style:text-properties style:font-name="Arial"/>
    </style:style>
    <style:style style:name="P9" style:family="paragraph" style:parent-style-name="Heading_20_2">
      <style:text-properties style:font-name="Arial"/>
    </style:style>
    <style:style style:name="P10" style:family="paragraph" style:parent-style-name="Heading_20_2">
      <style:paragraph-properties fo:break-before="page"/>
      <style:text-properties style:font-name="Arial"/>
    </style:style>
    <style:style style:name="P11" style:family="paragraph" style:parent-style-name="Heading_20_1">
      <style:text-properties style:font-name="Arial"/>
    </style:style>
    <style:style style:name="P12" style:family="paragraph" style:parent-style-name="Heading_20_1">
      <style:paragraph-properties fo:break-before="page"/>
      <style:text-properties style:font-name="Ari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Ideas</text:h>
      <text:list xml:id="list6088085873154099966" text:style-name="L1">
        <text:list-item>
          <text:p text:style-name="P2">Mad-Max inspired turn based combat game that draws from recent XCOM games</text:p>
        </text:list-item>
        <text:list-item>
          <text:p text:style-name="P2">Made using UE5</text:p>
        </text:list-item>
        <text:list-item>
          <text:p text:style-name="P2">Control both characters and vehicles racing down a road</text:p>
        </text:list-item>
        <text:list-item>
          <text:p text:style-name="P2">Characters have/develop traits that affect how they function in combat as well as permadeath</text:p>
        </text:list-item>
        <text:list-item>
          <text:p text:style-name="P2">Dangerous actions succeed/fail based on a percentage chance and a random dice roll</text:p>
        </text:list-item>
        <text:list-item>
          <text:p text:style-name="P2">Intended for mobile devices – simple, each action saves and can be jumped back into easily – must be very readable (I open my phone in the middle of a battle and I can tell what's going on within 10 – 20 seconds)</text:p>
          <text:list>
            <text:list-item>
              <text:p text:style-name="P2">3D <text:s/>movement is pretty complicated to parse – display isometrically, can make layers 'invisible' starting from top downwards (e.g. show interior of car without roof, take away to show underside, etc) - cutaway</text:p>
              <text:list>
                <text:list-item>
                  <text:p text:style-name="P2">Show character moves (where they'd end up, what would happen along the way) – then ask player to confirm – should know exactly what they're trying to do before confirming it</text:p>
                </text:list-item>
              </text:list>
            </text:list-item>
            <text:list-item>
              <text:p text:style-name="P2">Main issue is going to be readability on a small screen:</text:p>
              <text:list>
                <text:list-item>
                  <text:p text:style-name="P2">List of vehicles currently in battle – when selected, will center so entire vehicle is visible </text:p>
                </text:list-item>
                <text:list-item>
                  <text:p text:style-name="P2">3D free rotate around currently-selected vehicle so it can be seen from all angles</text:p>
                </text:list-item>
                <text:list-item>
                  <text:p text:style-name="P2">Layer toggle which allows player to make different 'elevations' invisible starting from the top downwards</text:p>
                </text:list-item>
                <text:list-item>
                  <text:p text:style-name="P2">BUILD A PROTOTYPE THAT ALLOWS THIS ON A PHONE FIRST!</text:p>
                  <text:list>
                    <text:list-item>
                      <text:p text:style-name="P2">Include a character that can be moved around all of the possible locations – make sure this works really well before turning into a game – this is the most important thing to get right!</text:p>
                    </text:list-item>
                  </text:list>
                </text:list-item>
              </text:list>
            </text:list-item>
          </text:list>
        </text:list-item>
        <text:list-item>
          <text:p text:style-name="P2">Touch screen controls – confirm every action so people don't do stuff by accident</text:p>
        </text:list-item>
        <text:list-item>
          <text:p text:style-name="P2">Different 'classes' of characters – brawlers, shooters, drivers, repairmen</text:p>
        </text:list-item>
        <text:list-item>
          <text:p text:style-name="P2">Vehicles need somebody driving them in order to be controlled</text:p>
        </text:list-item>
        <text:list-item>
          <text:p text:style-name="P2">Each character (by default) gets two actions per turn (e.g. move, attack, get into/out of driver's seat)</text:p>
        </text:list-item>
        <text:list-item>
          <text:p text:style-name="P2">Hazards appear on road ahead that need to be dealt with the next turn (e.g. a turn is coming up so somebody needs to be in the driver's seat otherwise the vehicle will run off the road, there's a roadblock coming up that needs to be destroyed or the vehicle will be damaged, etc)</text:p>
        </text:list-item>
        <text:list-item>
          <text:p text:style-name="P2">Basic graphics with big sprites, key visual necessity is readability on small screens</text:p>
        </text:list-item>
        <text:list-item>
          <text:p text:style-name="P2">Make prototype in Unity first to make sure it plays well then build proper version in Unreal? Quicker to test, then learn final product while knowing exactly what I'm aiming for?</text:p>
        </text:list-item>
        <text:list-item>
          <text:p text:style-name="P2">Characters either standing or crouching – 2 levels high if standing</text:p>
        </text:list-item>
        <text:list-item>
          <text:p text:style-name="P2">One of the 'battle' types is 'race'?</text:p>
          <text:p text:style-name="P2"/>
        </text:list-item>
      </text:list>
      <text:h text:style-name="P10" text:outline-level="2">Traversal</text:h>
      <text:list xml:id="list8655672178890315815" text:style-name="L2">
        <text:list-item>
          <text:p text:style-name="P3">Don't constrict everything to a grid – just have a series of 'vertices' on the vehicle where characters can be located! </text:p>
        </text:list-item>
        <text:list-item>
          <text:p text:style-name="P3">Traversal location types:</text:p>
          <text:list>
            <text:list-item>
              <text:p text:style-name="P3">Driver's seat </text:p>
            </text:list-item>
            <text:list-item>
              <text:p text:style-name="P3">Weapon mounts</text:p>
            </text:list-item>
            <text:list-item>
              <text:p text:style-name="P3">Seats </text:p>
            </text:list-item>
            <text:list-item>
              <text:p text:style-name="P3">Exterior points which can be stood on (e.g. bonnet, roof)</text:p>
            </text:list-item>
            <text:list-item>
              <text:p text:style-name="P3">Exterior points which can be climbed on (e.g. sides, underside)</text:p>
            </text:list-item>
          </text:list>
        </text:list-item>
      </text:list>
      <text:p text:style-name="P1"/>
      <text:h text:style-name="P12" text:outline-level="1">Actions</text:h>
      <text:p text:style-name="P4">What happens in Mad Max movies during car chases/combat?</text:p>
      <text:list xml:id="list5410862448306380473" text:style-name="L4">
        <text:list-item>
          <text:p text:style-name="P6">People drive vehicles</text:p>
        </text:list-item>
        <text:list-item>
          <text:p text:style-name="P6">Vehicles ram each other and push each other around (maneuver into oncoming obstacles)</text:p>
        </text:list-item>
        <text:list-item>
          <text:p text:style-name="P6">Vehicles are damaged and explode (need health/damage system)</text:p>
          <text:list>
            <text:list-item>
              <text:p text:style-name="P6">Turn into a wreck which other vehicles need to avoid</text:p>
            </text:list-item>
          </text:list>
        </text:list-item>
        <text:list-item>
          <text:p text:style-name="P6">Vehicles are damaged and roll to a stop</text:p>
        </text:list-item>
        <text:list-item>
          <text:p text:style-name="P6">People fire mounted weapons on vehicles at each other + throw explosive harpoons at each other</text:p>
        </text:list-item>
        <text:list-item>
          <text:p text:style-name="P6">People repair vehicles during combat</text:p>
        </text:list-item>
        <text:list-item>
          <text:p text:style-name="P6">People climb into, on top of, around the sides, and under vehicles</text:p>
        </text:list-item>
        <text:list-item>
          <text:p text:style-name="P6">People brawl while in/on vehicles using fists and melee weapons</text:p>
          <text:list>
            <text:list-item>
              <text:p text:style-name="P6">Throw/push enemies off the exterior</text:p>
            </text:list-item>
          </text:list>
        </text:list-item>
        <text:list-item>
          <text:p text:style-name="P6">Drive erratically to throw exterior enemies off vehicle</text:p>
        </text:list-item>
        <text:list-item>
          <text:p text:style-name="P6">People use boost/nitro to speed up vehicles</text:p>
        </text:list-item>
        <text:list-item>
          <text:p text:style-name="P6">People fall off vehicles and get left behind</text:p>
        </text:list-item>
        <text:list-item>
          <text:p text:style-name="P6">People fall off vehicles and get run over</text:p>
        </text:list-item>
        <text:list-item>
          <text:p text:style-name="P6">People leap from their vehicle onto others</text:p>
        </text:list-item>
        <text:list-item>
          <text:p text:style-name="P6">People occasionally fire ranged personal weapons (rare ammo)</text:p>
        </text:list-item>
        <text:list-item>
          <text:p text:style-name="P6">Vehicles are customised for fighting – spikes that prevent climbing, mounted turrets, thunderpoons, cruise control, etc.</text:p>
        </text:list-item>
        <text:list-item>
          <text:p text:style-name="P6">Hijack enemy vehicles and start driving them</text:p>
        </text:list-item>
      </text:list>
      <text:p text:style-name="P5"/>
      <text:p text:style-name="P5"/>
      <text:h text:style-name="P12" text:outline-level="1">Rules</text:h>
      <text:list xml:id="list3269037703055259958" text:style-name="L5">
        <text:list-item>
          <text:p text:style-name="P7">Game takes place on a grid, each space of which represents a position that a small vehicle can be on a road (see Fast &amp; Furious: Highway Heist)</text:p>
          <text:list>
            <text:list-item>
              <text:p text:style-name="P7">Grid is 6 wide, 10 tall</text:p>
            </text:list-item>
          </text:list>
        </text:list-item>
        <text:list-item>
          <text:p text:style-name="P7">Each vehicle inhabits a space on the grid</text:p>
        </text:list-item>
        <text:list-item>
          <text:p text:style-name="P7">Each vehicle contains two locations - an interior and an exterior - each with systems that can be accessed by any character in that location (int or ext) e.g.:</text:p>
          <text:list>
            <text:list-item>
              <text:p text:style-name="P7">Driver's seat (int)</text:p>
            </text:list-item>
            <text:list-item>
              <text:p text:style-name="P7">Turret (int)</text:p>
            </text:list-item>
            <text:list-item>
              <text:p text:style-name="P7">Engine (ext)</text:p>
            </text:list-item>
            <text:list-item>
              <text:p text:style-name="P7">Thunderpoon (ext)</text:p>
            </text:list-item>
          </text:list>
        </text:list-item>
        <text:list-item>
          <text:p text:style-name="P7">Character actions (ones with uncertain outcomes depend upon a dice roll):</text:p>
          <text:list>
            <text:list-item>
              <text:p text:style-name="P7">Drive/ram (in same location as driver's seat, can only be done by one character each turn)</text:p>
            </text:list-item>
            <text:list-item>
              <text:p text:style-name="P7">Boost</text:p>
            </text:list-item>
            <text:list-item>
              <text:p text:style-name="P7">Shake maneuver to throw exterior enemies off vehicle (in same location as driver's seat, can only be done by one character each turn</text:p>
            </text:list-item>
            <text:list-item>
              <text:p text:style-name="P7">Repair (damaged system/health)</text:p>
            </text:list-item>
            <text:list-item>
              <text:p text:style-name="P7">Move between interior and exterior of current vehicle</text:p>
            </text:list-item>
            <text:list-item>
              <text:p text:style-name="P7">Use mounted weapon (in same location as mounted weapon, can only be done by one character each turn) </text:p>
            </text:list-item>
            <text:list-item>
              <text:p text:style-name="P7">Leap from exterior onto another vehicle's exterior</text:p>
            </text:list-item>
            <text:list-item>
              <text:p text:style-name="P7">Melee attack enemy character in same location (interior/exterior of same vehicle)</text:p>
            </text:list-item>
            <text:list-item>
              <text:p text:style-name="P7">Push enemy character in same location (interior/exterior of same vehicle)</text:p>
            </text:list-item>
            <text:list-item>
              <text:p text:style-name="P7">Fire personal ranged weapon (has limited ammo)</text:p>
            </text:list-item>
            <text:list-item>
              <text:p text:style-name="P7">Disable system? (e.g. disable driver's seat, engine, turret, etc. - has to be repaired to function again)</text:p>
            </text:list-item>
          </text:list>
        </text:list-item>
        <text:list-item>
          <text:p text:style-name="P7">Actions that don't normally require a dice roll have one added if enemy characters are in the same int/ext location as the character trying to perform that action (e.g. driving to another point on the grid)</text:p>
          <text:list>
            <text:list-item>
              <text:p text:style-name="P7">The roll can either go in favour of the initiator of the action, cause a random effect (e.g. drive left rather than right), or if it goes really badly let an enemy character in the same location control the outcome (they get to pick where to drive)</text:p>
            </text:list-item>
            <text:list-item>
              <text:p text:style-name="P7">The more characters on a team in that contested location, the more likely the dice roll is to go in their favour (e.g. if a player character is in the interior of an enemy vehicle and trying to push the driver out to the exterior, it's more likely to work if two or three player-controlled characters are in the interior)</text:p>
            </text:list-item>
          </text:list>
        </text:list-item>
        <text:list-item>
          <text:p text:style-name="P7"><text:soft-page-break/>Each character and each vehicle has stats (represented by dice?) that make them more or less likely to succeed in certain actions</text:p>
        </text:list-item>
        <text:list-item>
          <text:p text:style-name="P7">Every phase, each character can take two actions</text:p>
        </text:list-item>
        <text:list-item>
          <text:p text:style-name="P7">Each vehicle/turret also has a limit of two actions per phase (can't have multiple people in the interior keep driving the car all over the place and getting more than two turns)</text:p>
        </text:list-item>
        <text:list-item>
          <text:p text:style-name="P7">Cars without drivers stay in the same place automatically</text:p>
        </text:list-item>
      </text:list>
      <text:h text:style-name="P9" text:outline-level="2">World Phase</text:h>
      <text:list xml:id="list2316437352709768368" text:style-name="L6">
        <text:list-item>
          <text:p text:style-name="P8">Each vehicle moves back one space at the very end of the turn – means somebody needs to drive it every now and then otherwise it'll move out of the board and be lost, also creates more space for new chase configuration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 Murphy</meta:initial-creator>
    <meta:creation-date>2024-06-02T11:31:46.84</meta:creation-date>
    <meta:generator>OpenOffice/4.1.12$Win32 OpenOffice.org_project/4112m1$Build-9809</meta:generator>
    <dc:date>2024-06-16T13:20:04.55</dc:date>
    <dc:creator>Chris Murphy</dc:creator>
    <meta:editing-duration>P6DT8H6M56S</meta:editing-duration>
    <meta:editing-cycles>23</meta:editing-cycles>
    <meta:document-statistic meta:table-count="0" meta:image-count="0" meta:object-count="0" meta:page-count="5" meta:paragraph-count="82" meta:word-count="1192" meta:character-count="6588"/>
  </office:meta>
</office:document-meta>
</file>